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Категории обьявлений" table:style-name="ta1"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rentI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Недвижимость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Квартир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Комнаты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Дома, дачи, коттеджи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Земельные участки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Гаражи и машиноместа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Коммерческая недвижимость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Недвижимость за рубежо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Работа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Вакансии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Услуги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Предложения услуг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Запросы на услуги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Транспорт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Автомобили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Мотоциклы и мототехника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Грузовики и спецтехника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Водный транспорт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table:style-name="ce2" office:value-type="string" calcext:value-type="string">
            <text:p>Для дома и дачи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Бытовая техника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Мебель и интерьер</text:p>
          </table:table-cell>
          <table:table-cell office:value-type="float" office:value="27" calcext:value-type="float">
            <text:p>27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Посуда и товары для кухни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Продукты питания</text:p>
          </table:table-cell>
          <table:table-cell office:value-type="float" office:value="27" calcext:value-type="float">
            <text:p>27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Ремонт и строительство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Растения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table:style-name="ce2" office:value-type="string" calcext:value-type="string">
            <text:p>Бытовая электроника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Аудио и видео</text:p>
          </table:table-cell>
          <table:table-cell office:value-type="float" office:value="34" calcext:value-type="float">
            <text:p>34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Игры, приставки и программы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Настольные компьютеры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Ноутбуки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Оргтехника и расходники</text:p>
          </table:table-cell>
          <table:table-cell office:value-type="float" office:value="34" calcext:value-type="float">
            <text:p>34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Планшеты и электронные книги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Телефоны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Товары для компьютера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Фототехника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table:style-name="ce2" office:value-type="string" calcext:value-type="string">
            <text:p>Хобби и отдых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Билеты и путешествия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Велосипеды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Книги и журналы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Коллекционирование</text:p>
          </table:table-cell>
          <table:table-cell office:value-type="float" office:value="44" calcext:value-type="float">
            <text:p>44</text:p>
          </table:table-cell>
        </table:table-row>
        <table:table-row table:style-name="ro4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Музыкальные инструменты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Охота и рыбалка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Спорт и отдых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style-name="ce2" office:value-type="string" calcext:value-type="string">
            <text:p>Животные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Собаки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Кошки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Птицы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Аквариум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Другие животные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Товары для животных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style-name="ce2" office:value-type="string" calcext:value-type="string">
            <text:p>Для бизнеса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Готовый бизнес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Оборудование для бизнеса</text:p>
          </table:table-cell>
          <table:table-cell office:value-type="float" office:value="59" calcext:value-type="float">
            <text:p>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.00.0000</text:date>, <text:time style:data-style-name="N2" text:time-value="08:08:28.85777190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07:32:27.540901113</meta:creation-date>
    <dc:date>2021-02-20T08:11:48.171881702</dc:date>
    <meta:editing-duration>PT25M19S</meta:editing-duration>
    <meta:editing-cycles>3</meta:editing-cycles>
    <meta:generator>LibreOffice/6.4.5.2$Linux_X86_64 LibreOffice_project/40$Build-2</meta:generator>
    <meta:document-statistic meta:table-count="1" meta:cell-count="154" meta:object-count="0"/>
  </office:meta>
</office:document-meta>
</file>